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d9566" officeooo:paragraph-rsid="0011d405"/>
    </style:style>
    <style:style style:name="P2" style:family="paragraph" style:parent-style-name="Standard">
      <style:text-properties officeooo:rsid="001d9566" officeooo:paragraph-rsid="0011d405"/>
    </style:style>
    <style:style style:name="P3" style:family="paragraph" style:parent-style-name="Standard">
      <style:paragraph-properties fo:text-align="end" style:justify-single-word="false"/>
      <style:text-properties officeooo:rsid="0018998f" officeooo:paragraph-rsid="0011d405"/>
    </style:style>
    <style:style style:name="P4" style:family="paragraph" style:parent-style-name="Standard">
      <style:paragraph-properties fo:text-align="center" style:justify-single-word="false"/>
      <style:text-properties officeooo:rsid="0018998f" officeooo:paragraph-rsid="0011d405"/>
    </style:style>
    <style:style style:name="P5" style:family="paragraph" style:parent-style-name="Standard">
      <style:paragraph-properties fo:text-align="end" style:justify-single-word="false"/>
      <style:text-properties officeooo:rsid="0023e339" officeooo:paragraph-rsid="0011d405"/>
    </style:style>
    <style:style style:name="P6" style:family="paragraph" style:parent-style-name="Standard">
      <style:text-properties officeooo:rsid="0011d405" officeooo:paragraph-rsid="0011d405"/>
    </style:style>
    <style:style style:name="P7" style:family="paragraph" style:parent-style-name="Standard">
      <style:text-properties officeooo:rsid="001231b7" officeooo:paragraph-rsid="001231b7"/>
    </style:style>
    <style:style style:name="P8" style:family="paragraph" style:parent-style-name="Standard">
      <style:text-properties officeooo:rsid="001376a4" officeooo:paragraph-rsid="001376a4"/>
    </style:style>
    <style:style style:name="P9" style:family="paragraph" style:parent-style-name="Standard">
      <style:text-properties officeooo:rsid="00153da2" officeooo:paragraph-rsid="00153da2"/>
    </style:style>
    <style:style style:name="P10" style:family="paragraph" style:parent-style-name="Standard">
      <style:paragraph-properties fo:break-before="page"/>
      <style:text-properties officeooo:rsid="001231b7" officeooo:paragraph-rsid="001231b7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" fo:font-size="10pt" officeooo:rsid="0011d405" officeooo:paragraph-rsid="0011d405" style:font-size-asian="10pt" style:font-size-complex="10pt"/>
    </style:style>
    <style:style style:name="T1" style:family="text">
      <style:text-properties officeooo:rsid="00243673"/>
    </style:style>
    <style:style style:name="T2" style:family="text">
      <style:text-properties officeooo:rsid="001d9566"/>
    </style:style>
    <style:style style:name="T3" style:family="text">
      <style:text-properties officeooo:rsid="0011d40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a4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8</text:span> de Octubre 2018</text:p>
      <text:p text:style-name="P3"/>
      <text:p text:style-name="P3">Francisco Javier <text:span text:style-name="T1">Sánchez</text:span> Temprano <text:span text:style-name="T2">#6481</text:span></text:p>
      <text:p text:style-name="P3"/>
      <text:p text:style-name="P5">LMSXI</text:p>
      <text:p text:style-name="P3"/>
      <text:p text:style-name="P3"/>
      <text:p text:style-name="P4"><text:span text:style-name="T1">Boletín</text:span> <text:span text:style-name="T3">DTD Repaso</text:span></text:p>
      <text:p text:style-name="P4"/>
      <text:p text:style-name="P11">1-<text:span text:style-name="T4"> Escribe DTDs para los siguientes:</text:span></text:p>
      <text:p text:style-name="P6"/>
      <text:p text:style-name="P6">a)</text:p>
      <text:p text:style-name="P6"/>
      <text:p text:style-name="P2">&lt;?xml version="1.0" encoding="UTF-8"?&gt;</text:p>
      <text:p text:style-name="P2">&lt;!DOCTYPE XXX [</text:p>
      <text:p text:style-name="P2"><text:s/>&lt;!ELEMENT XXX (AAA*, BBB)&gt;</text:p>
      <text:p text:style-name="P2"><text:s/>&lt;!ELEMENT AAA ANY&gt;</text:p>
      <text:p text:style-name="P2"><text:s/>&lt;!ELEMENT BBB ANY&gt;</text:p>
      <text:p text:style-name="P2">]&gt;</text:p>
      <text:p text:style-name="P2"/>
      <text:p text:style-name="P2"/>
      <text:p text:style-name="P6">b)</text:p>
      <text:p text:style-name="P6"/>
      <text:p text:style-name="P6">&lt;?xml version="1.0" encoding="UTF-8"?&gt;</text:p>
      <text:p text:style-name="P6">&lt;!DOCTYPE XXX [</text:p>
      <text:p text:style-name="P6"><text:s/>&lt;!ELEMENT XXX (AAA+, BBB)&gt;</text:p>
      <text:p text:style-name="P6"><text:s/>&lt;!ELEMENT AAA ANY&gt;</text:p>
      <text:p text:style-name="P6"><text:s/>&lt;!ELEMENT BBB ANY&gt;</text:p>
      <text:p text:style-name="P6">]&gt;</text:p>
      <text:p text:style-name="P6"/>
      <text:p text:style-name="P6">c)</text:p>
      <text:p text:style-name="P6"/>
      <text:p text:style-name="P6">&lt;?xml version="1.0" encoding="UTF-8"?&gt;</text:p>
      <text:p text:style-name="P6">&lt;!DOCTYPE XXX [</text:p>
      <text:p text:style-name="P6"><text:s/>&lt;!ELEMENT XXX (AAA?, BBB)&gt;</text:p>
      <text:p text:style-name="P6"><text:s/>&lt;!ELEMENT AAA ANY&gt;</text:p>
      <text:p text:style-name="P6"><text:s/>&lt;!ELEMENT BBB ANY&gt;</text:p>
      <text:p text:style-name="P6">]&gt;</text:p>
      <text:p text:style-name="P6"/>
      <text:p text:style-name="P6">d)</text:p>
      <text:p text:style-name="P6"/>
      <text:p text:style-name="P6">&lt;?xml version="1.0" encoding="UTF-8"?&gt;</text:p>
      <text:p text:style-name="P6">&lt;!DOCTYPE XXX [</text:p>
      <text:p text:style-name="P6"><text:s/>&lt;!ELEMENT XXX (AAA?, BBB+)&gt;</text:p>
      <text:p text:style-name="P6"><text:s/>&lt;!ELEMENT AAA (CCC?, DDD+)&gt;</text:p>
      <text:p text:style-name="P6"><text:s/>&lt;!ELEMENT BBB (CCC, DDD)&gt;</text:p>
      <text:p text:style-name="P6"><text:s/>&lt;!ELEMENT CCC ANY&gt;</text:p>
      <text:p text:style-name="P6"><text:s/>&lt;!ELEMENT DDD ANY&gt;</text:p>
      <text:p text:style-name="P6">]&gt;</text:p>
      <text:p text:style-name="P6"><text:soft-page-break/>e)</text:p>
      <text:p text:style-name="P6"/>
      <text:p text:style-name="P6">&lt;?xml version="1.0" encoding="UTF-8"?&gt;</text:p>
      <text:p text:style-name="P6">&lt;!DOCTYPE XXX [</text:p>
      <text:p text:style-name="P6"><text:s/>&lt;!ELEMENT XXX (AAA, BBB)&gt;</text:p>
      <text:p text:style-name="P6"><text:s/>&lt;!ELEMENT AAA (CCC, DDD)&gt;</text:p>
      <text:p text:style-name="P6"><text:s/>&lt;!ELEMENT BBB (CCC| DDD)&gt;</text:p>
      <text:p text:style-name="P6"><text:s/>&lt;!ELEMENT CCC ANY&gt;</text:p>
      <text:p text:style-name="P6"><text:s/>&lt;!ELEMENT DDD ANY&gt;</text:p>
      <text:p text:style-name="P6">]&gt;</text:p>
      <text:p text:style-name="P6"/>
      <text:p text:style-name="P6">f)</text:p>
      <text:p text:style-name="P6"/>
      <text:p text:style-name="P6">&lt;?xml version="1.0" encoding="UTF-8"?&gt;</text:p>
      <text:p text:style-name="P6">&lt;!DOCTYPE AAA [</text:p>
      <text:p text:style-name="P6"><text:s/>&lt;!ELEMENT AAA (BBB | CCC)&gt;</text:p>
      <text:p text:style-name="P6"><text:s/>&lt;!ELEMENT BBB ANY&gt;</text:p>
      <text:p text:style-name="P6"><text:s/>&lt;!ELEMENT CCC ANY&gt;</text:p>
      <text:p text:style-name="P6">]&gt;</text:p>
      <text:p text:style-name="P6"/>
      <text:p text:style-name="P6"/>
      <text:p text:style-name="P6"/>
      <text:p text:style-name="P6"/>
      <text:p text:style-name="P6">2- </text:p>
      <text:p text:style-name="P6"/>
      <text:p text:style-name="P6">&lt;?xml version="1.0" encoding="UTF-8"?&gt;</text:p>
      <text:p text:style-name="P6">&lt;!DOCTYPE valores [</text:p>
      <text:p text:style-name="P6"><text:s/>&lt;!ELEMENT valores (accion)&gt;</text:p>
      <text:p text:style-name="P6"><text:s/>&lt;!ELEMENT accion <text:s/>(mercado, mercadoabierto)&gt;</text:p>
      <text:p text:style-name="P6"><text:s/>&lt;!ELEMENT mercado (#PCDATA)&gt;</text:p>
      <text:p text:style-name="P6"><text:s/>&lt;!ELEMENT mercadoabierto (#PCDATA)&gt;</text:p>
      <text:p text:style-name="P6">]&gt;</text:p>
      <text:p text:style-name="P6">&lt;valores&gt; </text:p>
      <text:p text:style-name="P6">&lt;accion&gt; </text:p>
      <text:p text:style-name="P6">&lt;mercado&gt; Madrid &lt;/mercado&gt; </text:p>
      <text:p text:style-name="P6">&lt;mercadoabierto&gt; Si &lt;/mercadoabierto&gt; </text:p>
      <text:p text:style-name="P6">&lt;/accion&gt; </text:p>
      <text:p text:style-name="P6">&lt;/valores&gt; </text:p>
      <text:p text:style-name="P6"/>
      <text:p text:style-name="P7">3-</text:p>
      <text:p text:style-name="P7"/>
      <text:p text:style-name="P7">&lt;?xml version="1.0" encoding="UTF-8"?&gt;</text:p>
      <text:p text:style-name="P7">&lt;!DOCTYPE agenda [</text:p>
      <text:p text:style-name="P7"><text:s/>&lt;!ELEMENT agenda (persona*)&gt;</text:p>
      <text:p text:style-name="P7"><text:s/>&lt;!ELEMENT persona <text:s/>(nombre, tlf)&gt;</text:p>
      <text:p text:style-name="P7"><text:s/>&lt;!ELEMENT nombre (#PCDATA)&gt;</text:p>
      <text:p text:style-name="P7"><text:s/>&lt;!ELEMENT tlf (#PCDATA)&gt;</text:p>
      <text:p text:style-name="P7">]&gt;</text:p>
      <text:p text:style-name="P7"><text:s/>&lt;agenda&gt;</text:p>
      <text:p text:style-name="P7"><text:soft-page-break/><text:s text:c="4"/>&lt;persona&gt;</text:p>
      <text:p text:style-name="P7"><text:s text:c="16"/>&lt;nombre&gt;Ricardo Borriquero&lt;/nombre&gt;</text:p>
      <text:p text:style-name="P7"><text:s text:c="7"/>&lt;tlf&gt;951345678&lt;/tlf&gt;</text:p>
      <text:p text:style-name="P7"><text:s text:c="11"/>&lt;/persona&gt;</text:p>
      <text:p text:style-name="P7"><text:s text:c="6"/>&lt;persona&gt;</text:p>
      <text:p text:style-name="P7"><text:s text:c="6"/>&lt;nombre&gt;Eva Risto&lt;/nombre&gt;</text:p>
      <text:p text:style-name="P7"><text:s text:c="5"/>&lt;tlf&gt;955837659&lt;/tlf&gt;</text:p>
      <text:p text:style-name="P7"><text:s text:c="7"/>&lt;/persona&gt;</text:p>
      <text:p text:style-name="P7"><text:s text:c="4"/>&lt;/agenda&gt;</text:p>
      <text:p text:style-name="P6"/>
      <text:p text:style-name="P6"/>
      <text:p text:style-name="P6"/>
      <text:p text:style-name="P7">4-</text:p>
      <text:p text:style-name="P7"/>
      <text:p text:style-name="P7"/>
      <text:p text:style-name="P10">&lt;?xml version="1.0" encoding="UTF-8"?&gt;</text:p>
      <text:p text:style-name="P7">&lt;!DOCTYPE citas [</text:p>
      <text:p text:style-name="P7"><text:s/>&lt;!ELEMENT citas (cita*)&gt;</text:p>
      <text:p text:style-name="P7"><text:s/>&lt;!ELEMENT cita <text:s/>(autor, fechas,texto )&gt;</text:p>
      <text:p text:style-name="P7"><text:s/>&lt;!ELEMENT autor (#PCDATA)&gt;</text:p>
      <text:p text:style-name="P7"><text:s/>&lt;!ELEMENT fechas (#PCDATA)&gt;</text:p>
      <text:p text:style-name="P7"><text:s/>&lt;!ELEMENT texto (#PCDATA)&gt;</text:p>
      <text:p text:style-name="P7">]&gt;</text:p>
      <text:p text:style-name="P7"><text:s text:c="7"/>&lt;citas&gt;</text:p>
      <text:p text:style-name="P7"><text:s text:c="11"/>&lt;cita&gt;</text:p>
      <text:p text:style-name="P7"><text:s text:c="11"/>&lt;autor&gt;Groucho Marx&lt;/autor&gt;</text:p>
      <text:p text:style-name="P7"><text:s text:c="11"/>&lt;fechas&gt;1890 - 1977&lt;/fechas&gt;</text:p>
      <text:p text:style-name="P7"><text:s text:c="11"/>&lt;texto&gt;No reírse de nada es de tontos, reírse de todo es de estúpidos.&lt;/texto&gt;</text:p>
      <text:p text:style-name="P7"><text:s text:c="9"/>&lt;/cita&gt;</text:p>
      <text:p text:style-name="P7"><text:s text:c="9"/>&lt;cita&gt;</text:p>
      <text:p text:style-name="P7"><text:s text:c="11"/>&lt;autor&gt;Isaac Asimov&lt;/autor&gt;</text:p>
      <text:p text:style-name="P7"><text:s text:c="11"/>&lt;fechas&gt;1920 - 1992&lt;/fechas&gt;</text:p>
      <text:p text:style-name="P7"><text:s text:c="11"/>&lt;texto&gt;La primera ley de la dietética parece ser: si está bueno, es malo para usted.&lt;/texto&gt;</text:p>
      <text:p text:style-name="P7"><text:s text:c="9"/>&lt;/cita&gt;</text:p>
      <text:p text:style-name="P7"><text:s text:c="9"/>&lt;cita&gt;</text:p>
      <text:p text:style-name="P7"><text:s text:c="11"/>&lt;autor&gt;Will Rogers&lt;/autor&gt;</text:p>
      <text:p text:style-name="P7"><text:s text:c="11"/>&lt;fechas&gt;1879 - 1935&lt;/fechas&gt;</text:p>
      <text:p text:style-name="P7"><text:s text:c="11"/>&lt;texto&gt;Todo ha cambiado. La gente se toma a los humoristas en serio y a los políticos en broma.&lt;/texto&gt;</text:p>
      <text:p text:style-name="P7"><text:s text:c="9"/>&lt;/cita&gt;</text:p>
      <text:p text:style-name="P7"><text:s text:c="7"/>&lt;/citas&gt;</text:p>
      <text:p text:style-name="P7"/>
      <text:p text:style-name="P7"/>
      <text:p text:style-name="P7">5-</text:p>
      <text:p text:style-name="P7"/>
      <text:p text:style-name="P7">&lt;?xml version="1.0" encoding="UTF-8"?&gt;</text:p>
      <text:p text:style-name="P7">&lt;!DOCTYPE libros [</text:p>
      <text:p text:style-name="P7"><text:s/>&lt;!ELEMENT libros (libro*)&gt;</text:p>
      <text:p text:style-name="P7"><text:s/>&lt;!ELEMENT libro ANY&gt;</text:p>
      <text:p text:style-name="P7"><text:s/>&lt;!ELEMENT informatica EMPTY&gt;</text:p>
      <text:p text:style-name="P7"><text:s/>&lt;!ELEMENT electronica EMPTY&gt;</text:p>
      <text:p text:style-name="P7">]&gt;</text:p>
      <text:p text:style-name="P7"><text:s text:c="7"/>&lt;libros&gt;</text:p>
      <text:p text:style-name="P7"><text:s text:c="9"/>&lt;libro&gt;</text:p>
      <text:p text:style-name="P7"><text:s text:c="11"/>&lt;libro&gt; <text:s text:c="4"/>&lt;/libro&gt;</text:p>
      <text:p text:style-name="P7"><text:s text:c="11"/>&lt;informatica/&gt;</text:p>
      <text:p text:style-name="P7"><text:s text:c="9"/>&lt;/libro&gt;</text:p>
      <text:p text:style-name="P7"><text:s text:c="8"/>&lt;libro&gt;</text:p>
      <text:p text:style-name="P7"><text:s text:c="11"/>&lt;libro&gt; <text:s text:c="4"/>&lt;/libro&gt;</text:p>
      <text:p text:style-name="P7"><text:s text:c="11"/>&lt;electronica/&gt;</text:p>
      <text:p text:style-name="P7"><text:s text:c="9"/>&lt;/libro&gt;</text:p>
      <text:p text:style-name="P7"><text:s text:c="7"/>&lt;/libros&gt;</text:p>
      <text:p text:style-name="P7"/>
      <text:p text:style-name="P7"/>
      <text:p text:style-name="P8"><text:soft-page-break/>6-</text:p>
      <text:p text:style-name="P8"/>
      <text:p text:style-name="P8">&lt;?xml version="1.0" encoding="UTF-8"?&gt;</text:p>
      <text:p text:style-name="P8">&lt;!DOCTYPE contabilidad [</text:p>
      <text:p text:style-name="P8"><text:s/>&lt;!ELEMENT contabilidad (notas*)&gt;</text:p>
      <text:p text:style-name="P8"><text:s/>&lt;!ELEMENT notas ((ingreso|gasto), fecha, cantidad, concepto)&gt;</text:p>
      <text:p text:style-name="P8"><text:s/>&lt;!ELEMENT ingreso EMPTY&gt;</text:p>
      <text:p text:style-name="P8"><text:s/>&lt;!ELEMENT gasto EMPTY&gt;</text:p>
      <text:p text:style-name="P8"><text:s/>&lt;!ELEMENT fecha (#PCDATA)&gt;</text:p>
      <text:p text:style-name="P8"><text:s/>&lt;!ELEMENT cantidad (#PCDATA)&gt;</text:p>
      <text:p text:style-name="P8"><text:s/>&lt;!ELEMENT concepto (#PCDATA)&gt;</text:p>
      <text:p text:style-name="P8">]&gt;</text:p>
      <text:p text:style-name="P8"><text:s text:c="7"/>&lt;contabilidad&gt;</text:p>
      <text:p text:style-name="P8"><text:s text:c="9"/>&lt;notas&gt;</text:p>
      <text:p text:style-name="P8"><text:s text:c="11"/>&lt;ingreso/&gt;</text:p>
      <text:p text:style-name="P8"><text:s text:c="11"/>&lt;fecha&gt;14 de octubre de 2013&lt;/fecha&gt;</text:p>
      <text:p text:style-name="P8"><text:s text:c="11"/>&lt;cantidad&gt;1800 €&lt;/cantidad&gt;</text:p>
      <text:p text:style-name="P8"><text:s text:c="11"/>&lt;concepto&gt;Ventas&lt;/concepto&gt;</text:p>
      <text:p text:style-name="P8"><text:s text:c="8"/>&lt;/notas&gt;</text:p>
      <text:p text:style-name="P8"><text:s text:c="9"/>&lt;notas&gt;</text:p>
      <text:p text:style-name="P8"><text:s text:c="11"/>&lt;gasto/&gt;</text:p>
      <text:p text:style-name="P8"><text:s text:c="11"/>&lt;fecha&gt;11 de febrero de 2013&lt;/fecha&gt;</text:p>
      <text:p text:style-name="P8"><text:s text:c="11"/>&lt;cantidad&gt;44,25 €&lt;/cantidad&gt;</text:p>
      <text:p text:style-name="P8"><text:s text:c="11"/>&lt;concepto&gt;Recibo agua&lt;/concepto&gt;</text:p>
      <text:p text:style-name="P8"><text:s text:c="10"/>&lt;/notas&gt;</text:p>
      <text:p text:style-name="P8"><text:s text:c="7"/>&lt;notas&gt;</text:p>
      <text:p text:style-name="P8"><text:s text:c="11"/>&lt;ingreso/&gt;</text:p>
      <text:p text:style-name="P8"><text:s text:c="11"/>&lt;fecha&gt;12 de octubre de 2013&lt;/fecha&gt;</text:p>
      <text:p text:style-name="P8"><text:s text:c="11"/>&lt;cantidad&gt;18000 €&lt;/cantidad&gt;</text:p>
      <text:p text:style-name="P8"><text:s text:c="11"/>&lt;concepto&gt;Premio lotería&lt;/concepto&gt;</text:p>
      <text:p text:style-name="P8"><text:s text:c="8"/>&lt;/notas&gt;</text:p>
      <text:p text:style-name="P8"><text:s text:c="7"/>&lt;/contabilidad&gt;</text:p>
      <text:p text:style-name="P8"/>
      <text:p text:style-name="P8">7-</text:p>
      <text:p text:style-name="P8"/>
      <text:p text:style-name="P8">&lt;?xml version="1.0" encoding="UTF-8"?&gt;</text:p>
      <text:p text:style-name="P8">&lt;!DOCTYPE clients [</text:p>
      <text:p text:style-name="P8"><text:s/>&lt;!ELEMENT clients (person*)&gt;</text:p>
      <text:p text:style-name="P8"><text:s/>&lt;!ELEMENT person (name, cod*, visa*)&gt;</text:p>
      <text:p text:style-name="P8"><text:s/>&lt;!ELEMENT cod EMPTY&gt;</text:p>
      <text:p text:style-name="P8"><text:s/>&lt;!ELEMENT name (#PCDATA)&gt;</text:p>
      <text:p text:style-name="P8"><text:s/>&lt;!ELEMENT visa (#PCDATA)&gt;</text:p>
      <text:p text:style-name="P8">]&gt;</text:p>
      <text:p text:style-name="P8">&lt;clients&gt;</text:p>
      <text:p text:style-name="P8">&lt;person&gt;</text:p>
      <text:p text:style-name="P8">&lt;name&gt; Pedro &lt;/name&gt;</text:p>
      <text:p text:style-name="P8">&lt;cod/&gt;</text:p>
      <text:p text:style-name="P8">&lt;visa&gt; 262323 &lt;/visa&gt;</text:p>
      <text:p text:style-name="P8">&lt;/person&gt;</text:p>
      <text:p text:style-name="P8"><text:soft-page-break/>&lt;person&gt;</text:p>
      <text:p text:style-name="P8">&lt;name&gt; Homer &lt;/name&gt;</text:p>
      <text:p text:style-name="P8">&lt;visa&gt; 24523 &lt;/visa&gt;</text:p>
      <text:p text:style-name="P8">&lt;/person&gt;</text:p>
      <text:p text:style-name="P8">&lt;person&gt;</text:p>
      <text:p text:style-name="P8">&lt;name&gt; Terrance &lt;/name&gt;</text:p>
      <text:p text:style-name="P8">&lt;cod/&gt;</text:p>
      <text:p text:style-name="P8">&lt;visa&gt; 24354 &lt;/visa&gt;</text:p>
      <text:p text:style-name="P8">&lt;/person&gt;</text:p>
      <text:p text:style-name="P8">&lt;/clients&gt; </text:p>
      <text:p text:style-name="P8"/>
      <text:p text:style-name="P8"/>
      <text:p text:style-name="P8">8-</text:p>
      <text:p text:style-name="P8"/>
      <text:p text:style-name="P8">&lt;?xml version="1.0" encoding="UTF-8"?&gt;</text:p>
      <text:p text:style-name="P8">&lt;!DOCTYPE lenguajes [</text:p>
      <text:p text:style-name="P8"><text:s/>&lt;!ELEMENT lenguajes (lenguaje*)&gt;</text:p>
      <text:p text:style-name="P8"><text:s/>&lt;!ELEMENT lenguaje (nombre, creador, fecha, (compilado | interpretado))&gt;</text:p>
      <text:p text:style-name="P8"><text:s/>&lt;!ELEMENT compilado EMPTY&gt;</text:p>
      <text:p text:style-name="P8"><text:s/>&lt;!ELEMENT interpretado EMPTY&gt;</text:p>
      <text:p text:style-name="P8"><text:s/>&lt;!ELEMENT nombre (#PCDATA)&gt;</text:p>
      <text:p text:style-name="P8"><text:s/>&lt;!ELEMENT creador (#PCDATA)&gt;</text:p>
      <text:p text:style-name="P8"><text:s/>&lt;!ELEMENT fecha (#PCDATA)&gt;</text:p>
      <text:p text:style-name="P8">]&gt;</text:p>
      <text:p text:style-name="P8">&lt;lenguajes&gt;</text:p>
      <text:p text:style-name="P8"><text:s text:c="2"/>&lt;lenguaje&gt;</text:p>
      <text:p text:style-name="P8"><text:s text:c="4"/>&lt;nombre&gt;C&lt;/nombre&gt;</text:p>
      <text:p text:style-name="P8"><text:s text:c="4"/>&lt;creador&gt;Dennis Ritchie&lt;/creador&gt;</text:p>
      <text:p text:style-name="P8"><text:s text:c="4"/>&lt;fecha&gt;1973&lt;/fecha&gt;</text:p>
      <text:p text:style-name="P8"><text:s text:c="4"/>&lt;compilado /&gt;</text:p>
      <text:p text:style-name="P8"><text:s text:c="2"/>&lt;/lenguaje&gt;</text:p>
      <text:p text:style-name="P8"><text:s text:c="2"/>&lt;lenguaje&gt;</text:p>
      <text:p text:style-name="P8"><text:s text:c="4"/>&lt;nombre&gt;Python&lt;/nombre&gt;</text:p>
      <text:p text:style-name="P8"><text:s text:c="4"/>&lt;creador&gt;Guido van Rossum&lt;/creador&gt;</text:p>
      <text:p text:style-name="P8"><text:s text:c="4"/>&lt;fecha&gt;1991&lt;/fecha&gt;</text:p>
      <text:p text:style-name="P8"><text:s text:c="4"/>&lt;interpretado /&gt;</text:p>
      <text:p text:style-name="P8"><text:s text:c="2"/>&lt;/lenguaje&gt;</text:p>
      <text:p text:style-name="P8"><text:s text:c="2"/>&lt;lenguaje&gt;</text:p>
      <text:p text:style-name="P8"><text:s text:c="4"/>&lt;nombre&gt;PHP&lt;/nombre&gt;</text:p>
      <text:p text:style-name="P8"><text:s text:c="4"/>&lt;creador&gt;Rasmus Lerdorf&lt;/creador&gt;</text:p>
      <text:p text:style-name="P8"><text:s text:c="4"/>&lt;fecha&gt;1995&lt;/fecha&gt;</text:p>
      <text:p text:style-name="P8"><text:s text:c="4"/>&lt;interpretado /&gt;</text:p>
      <text:p text:style-name="P8"><text:s text:c="2"/>&lt;/lenguaje&gt;</text:p>
      <text:p text:style-name="P8"><text:s text:c="2"/>&lt;lenguaje&gt;</text:p>
      <text:p text:style-name="P8"><text:s text:c="4"/>&lt;nombre&gt;XSLT&lt;/nombre&gt;</text:p>
      <text:p text:style-name="P8"><text:s text:c="4"/>&lt;creador&gt;James Clark&lt;/creador&gt;</text:p>
      <text:p text:style-name="P8"><text:s text:c="4"/>&lt;fecha&gt;1998&lt;/fecha&gt;</text:p>
      <text:p text:style-name="P8"><text:s text:c="4"/>&lt;interpretado /&gt;</text:p>
      <text:p text:style-name="P8"><text:s text:c="2"/>&lt;/lenguaje&gt;</text:p>
      <text:p text:style-name="P8"><text:soft-page-break/>&lt;/lenguajes&gt;</text:p>
      <text:p text:style-name="P8"/>
      <text:p text:style-name="P8"/>
      <text:p text:style-name="P9">9- </text:p>
      <text:p text:style-name="P9"/>
      <text:p text:style-name="P9"/>
      <text:p text:style-name="P9">&lt;?xml version="1.0" encoding="UTF-8"?&gt;</text:p>
      <text:p text:style-name="P9">&lt;!DOCTYPE paises [</text:p>
      <text:p text:style-name="P9"><text:s/>&lt;!ELEMENT paises (pais*)&gt;</text:p>
      <text:p text:style-name="P9"><text:s/>&lt;!ELEMENT pais (nombre, superficie, frontera*, moneda, monedaanterior?, (monarquia | republica))&gt;</text:p>
      <text:p text:style-name="P9"><text:s/>&lt;!ELEMENT monarquia EMPTY&gt;</text:p>
      <text:p text:style-name="P9"><text:s/>&lt;!ELEMENT republica EMPTY&gt;</text:p>
      <text:p text:style-name="P9"><text:s/>&lt;!ELEMENT nombre (#PCDATA)&gt;</text:p>
      <text:p text:style-name="P9"><text:s/>&lt;!ELEMENT superficie (#PCDATA)&gt;</text:p>
      <text:p text:style-name="P9"><text:s/>&lt;!ELEMENT frontera (#PCDATA)&gt;</text:p>
      <text:p text:style-name="P9"><text:s/>&lt;!ELEMENT moneda (#PCDATA)&gt;</text:p>
      <text:p text:style-name="P9"><text:s/>&lt;!ELEMENT monedaanterior (#PCDATA)&gt;</text:p>
      <text:p text:style-name="P9">]&gt;</text:p>
      <text:p text:style-name="P9">&lt;paises&gt;</text:p>
      <text:p text:style-name="P9"><text:s text:c="2"/>&lt;pais&gt;</text:p>
      <text:p text:style-name="P9"><text:s text:c="4"/>&lt;nombre&gt;España&lt;/nombre&gt;</text:p>
      <text:p text:style-name="P9"><text:s text:c="4"/>&lt;superficie&gt;504.645 km²&lt;/superficie&gt;</text:p>
      <text:p text:style-name="P9"><text:s text:c="4"/>&lt;frontera&gt;Francia&lt;/frontera&gt;</text:p>
      <text:p text:style-name="P9"><text:s text:c="4"/>&lt;moneda&gt;Euro&lt;/moneda&gt;</text:p>
      <text:p text:style-name="P9"><text:s text:c="4"/>&lt;monedaanterior&gt;Peseta&lt;/monedaanterior&gt;</text:p>
      <text:p text:style-name="P9"><text:s text:c="4"/>&lt;monarquia /&gt;</text:p>
      <text:p text:style-name="P9"><text:s text:c="2"/>&lt;/pais&gt;</text:p>
      <text:p text:style-name="P9"><text:s text:c="2"/>&lt;pais&gt;</text:p>
      <text:p text:style-name="P9"><text:s text:c="4"/>&lt;nombre&gt;Francia&lt;/nombre&gt;</text:p>
      <text:p text:style-name="P9"><text:s text:c="4"/>&lt;superficie&gt;675.417 km²&lt;/superficie&gt;</text:p>
      <text:p text:style-name="P9"><text:s text:c="4"/>&lt;frontera&gt;España&lt;/frontera&gt;</text:p>
      <text:p text:style-name="P9"><text:s text:c="4"/>&lt;frontera&gt;Suiza&lt;/frontera&gt;</text:p>
      <text:p text:style-name="P9"><text:s text:c="4"/>&lt;moneda&gt;Euro&lt;/moneda&gt;</text:p>
      <text:p text:style-name="P9"><text:s text:c="4"/>&lt;monedaanterior&gt;franco francés&lt;/monedaanterior&gt;</text:p>
      <text:p text:style-name="P9"><text:s text:c="4"/>&lt;republica /&gt;</text:p>
      <text:p text:style-name="P9"><text:s text:c="2"/>&lt;/pais&gt;</text:p>
      <text:p text:style-name="P9"><text:s text:c="2"/>&lt;pais&gt;</text:p>
      <text:p text:style-name="P9"><text:s text:c="4"/>&lt;nombre&gt;Suiza&lt;/nombre&gt;</text:p>
      <text:p text:style-name="P9"><text:s text:c="4"/>&lt;superficie&gt;41.290 km²&lt;/superficie&gt;</text:p>
      <text:p text:style-name="P9"><text:s text:c="4"/>&lt;frontera&gt;Francia&lt;/frontera&gt;</text:p>
      <text:p text:style-name="P9"><text:s text:c="4"/>&lt;moneda&gt;franco suizo&lt;/moneda&gt;</text:p>
      <text:p text:style-name="P9"><text:s text:c="4"/>&lt;republica /&gt;</text:p>
      <text:p text:style-name="P9"><text:s text:c="2"/>&lt;/pais&gt;</text:p>
      <text:p text:style-name="P9">&lt;/pais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3.2$Linux_X86_64 LibreOffice_project/00m0$Build-2</meta:generator>
    <meta:editing-cycles>0</meta:editing-cycles>
    <meta:editing-duration>P0D</meta:editing-duration>
    <meta:document-statistic meta:table-count="0" meta:image-count="0" meta:object-count="0" meta:page-count="7" meta:paragraph-count="259" meta:word-count="607" meta:character-count="6048" meta:non-whitespace-character-count="4929"/>
  </office:meta>
</office:document-meta>
</file>